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🎮 Game-like Projects</text:h>
      <text:h text:style-name="Heading_20_3" text:outline-level="3">1. <text:span text:style-name="Strong_20_Emphasis">Reaction Time Tester</text:span></text:h>
      <text:list text:style-name="L1">
        <text:list-item>
          <text:p text:style-name="P1">Screen changes color randomly → user clicks as fast as possible</text:p>
        </text:list-item>
        <text:list-item>
          <text:p text:style-name="P1">Show reaction time in ms</text:p>
        </text:list-item>
        <text:list-item>
          <text:p text:style-name="P1">Add “too early!” if they click before change<text:line-break/>👉 Great for practicing timing + events</text:p>
        </text:list-item>
      </text:list>
      <text:p text:style-name="Horizontal_20_Line"/>
      <text:h text:style-name="Heading_20_3" text:outline-level="3">2. <text:span text:style-name="Strong_20_Emphasis">Typing Speed Game</text:span></text:h>
      <text:list text:style-name="L2">
        <text:list-item>
          <text:p text:style-name="P2">Show a random sentence</text:p>
        </text:list-item>
        <text:list-item>
          <text:p text:style-name="P2">Track WPM and accuracy</text:p>
        </text:list-item>
        <text:list-item>
          <text:p text:style-name="P2">Add a timer (30s / 60s mode)<text:line-break/>👉 Good for handling input + string comparison</text:p>
        </text:list-item>
      </text:list>
      <text:p text:style-name="Horizontal_20_Line"/>
      <text:h text:style-name="Heading_20_3" text:outline-level="3">3. <text:span text:style-name="Strong_20_Emphasis">Whack-a-Mole (Grid Click Game)</text:span></text:h>
      <text:list text:style-name="L3">
        <text:list-item>
          <text:p text:style-name="P3">Random squares light up</text:p>
        </text:list-item>
        <text:list-item>
          <text:p text:style-name="P3">User clicks before they disappear</text:p>
        </text:list-item>
        <text:list-item>
          <text:p text:style-name="P3">Score increases with speed<text:line-break/>👉 Teaches intervals + DOM updates</text:p>
        </text:list-item>
      </text:list>
      <text:p text:style-name="Horizontal_20_Line"/>
      <text:h text:style-name="Heading_20_3" text:outline-level="3">4. <text:span text:style-name="Strong_20_Emphasis">Mini Snake Game (Grid-based)</text:span></text:h>
      <text:list text:style-name="L4">
        <text:list-item>
          <text:p text:style-name="P4">Use arrow keys</text:p>
        </text:list-item>
        <text:list-item>
          <text:p text:style-name="P4">Snake grows when eating food<text:line-break/>👉 Slightly harder, but still manageable with arrays</text:p>
        </text:list-item>
      </text:list>
      <text:p text:style-name="Horizontal_20_Line"/>
      <text:h text:style-name="Heading_20_3" text:outline-level="3">5. <text:span text:style-name="Strong_20_Emphasis">Break the Bricks (Mini Brick Breaker)</text:span></text:h>
      <text:list text:style-name="L5">
        <text:list-item>
          <text:p text:style-name="P5">Paddle + ball bouncing</text:p>
        </text:list-item>
        <text:list-item>
          <text:p text:style-name="P5">Destroy blocks<text:line-break/>👉 Good intro to simple physics</text:p>
        </text:list-item>
      </text:list>
      <text:p text:style-name="Horizontal_20_Line"/>
      <text:h text:style-name="Heading_20_3" text:outline-level="3">6. <text:span text:style-name="Strong_20_Emphasis">Simon Says (Memory Sequence Game)</text:span></text:h>
      <text:list text:style-name="L6">
        <text:list-item>
          <text:p text:style-name="P6">Buttons light up in sequence</text:p>
        </text:list-item>
        <text:list-item>
          <text:p text:style-name="P6"><text:soft-page-break/>User repeats pattern<text:line-break/>👉 Builds on your Memory Game idea but more dynamic</text:p>
        </text:list-item>
      </text:list>
      <text:p text:style-name="Horizontal_20_Line"/>
      <text:h text:style-name="Heading_20_3" text:outline-level="3">7. <text:span text:style-name="Strong_20_Emphasis">Number Guessing Game (Smart AI)</text:span></text:h>
      <text:list text:style-name="L7">
        <text:list-item>
          <text:p text:style-name="P7">Computer guesses your number using binary search<text:line-break/>👉 Cool logic twist (reverse roles)</text:p>
        </text:list-item>
      </text:list>
      <text:p text:style-name="Horizontal_20_Line"/>
      <text:h text:style-name="Heading_20_3" text:outline-level="3">8. <text:span text:style-name="Strong_20_Emphasis">Rock Paper Scissors with Animations</text:span></text:h>
      <text:list text:style-name="L8">
        <text:list-item>
          <text:p text:style-name="P8">Add hand animations + score tracking</text:p>
        </text:list-item>
        <text:list-item>
          <text:p text:style-name="P8">Maybe streak system<text:line-break/>👉 Easy but polish makes it impressive</text:p>
        </text:list-item>
      </text:list>
      <text:p text:style-name="Horizontal_20_Line"/>
      <text:h text:style-name="Heading_20_2" text:outline-level="2">🎨 Creative / Interactive Ideas</text:h>
      <text:h text:style-name="Heading_20_3" text:outline-level="3">9. <text:span text:style-name="Strong_20_Emphasis">Interactive Drawing Canvas</text:span></text:h>
      <text:list text:style-name="L9">
        <text:list-item>
          <text:p text:style-name="P9">Free draw with mouse</text:p>
        </text:list-item>
        <text:list-item>
          <text:p text:style-name="P9">Add brush sizes + colors<text:line-break/>👉 Very satisfying and simple</text:p>
        </text:list-item>
      </text:list>
      <text:p text:style-name="Horizontal_20_Line"/>
      <text:h text:style-name="Heading_20_3" text:outline-level="3">10. <text:span text:style-name="Strong_20_Emphasis">Soundboard Playground</text:span></text:h>
      <text:list text:style-name="L10">
        <text:list-item>
          <text:p text:style-name="P10">Buttons trigger sounds (drum kit, memes, etc.)</text:p>
        </text:list-item>
        <text:list-item>
          <text:p text:style-name="P10">Add keyboard shortcuts<text:line-break/>👉 Great for event handling + audio</text:p>
        </text:list-item>
      </text:list>
      <text:p text:style-name="Horizontal_20_Line"/>
      <text:h text:style-name="Heading_20_3" text:outline-level="3">11. <text:span text:style-name="Strong_20_Emphasis">Custom Cursor Effects</text:span></text:h>
      <text:list text:style-name="L11">
        <text:list-item>
          <text:p text:style-name="P11">Trail of particles</text:p>
        </text:list-item>
        <text:list-item>
          <text:p text:style-name="P11">Glow, spark, or ripple effect<text:line-break/>👉 Feels “premium” with little logic</text:p>
        </text:list-item>
      </text:list>
      <text:p text:style-name="Horizontal_20_Line"/>
      <text:h text:style-name="Heading_20_3" text:outline-level="3">12. <text:span text:style-name="Strong_20_Emphasis">Fake Chat Simulator</text:span></text:h>
      <text:list text:style-name="L12">
        <text:list-item>
          <text:p text:style-name="P12">Simulate WhatsApp-style chat</text:p>
        </text:list-item>
        <text:list-item>
          <text:p text:style-name="P12">Messages appear with delay<text:line-break/>👉 Great for UI/UX practice</text:p>
        </text:list-item>
      </text:list>
      <text:p text:style-name="Horizontal_20_Line"><text:soft-page-break/></text:p>
      <text:h text:style-name="Heading_20_3" text:outline-level="3">13. <text:span text:style-name="Strong_20_Emphasis">Glitch Text Generator</text:span></text:h>
      <text:list text:style-name="L13">
        <text:list-item>
          <text:p text:style-name="P13">Input text → outputs glitchy animated version<text:line-break/>👉 CSS animations + randomness</text:p>
        </text:list-item>
      </text:list>
      <text:p text:style-name="Horizontal_20_Line"/>
      <text:h text:style-name="Heading_20_3" text:outline-level="3">14. <text:span text:style-name="Strong_20_Emphasis">Interactive Quiz with Progress Bar</text:span></text:h>
      <text:list text:style-name="L14">
        <text:list-item>
          <text:p text:style-name="P14">Multiple questions</text:p>
        </text:list-item>
        <text:list-item>
          <text:p text:style-name="P14">Show results at end<text:line-break/>👉 Expand your “Personality Match Test”</text:p>
        </text:list-item>
      </text:list>
      <text:p text:style-name="Horizontal_20_Line"/>
      <text:h text:style-name="Heading_20_3" text:outline-level="3">15. <text:span text:style-name="Strong_20_Emphasis">Random Story Generator</text:span></text:h>
      <text:list text:style-name="L15">
        <text:list-item>
          <text:p text:style-name="P15">Combine random characters + places + actions<text:line-break/>👉 Fun logic with arrays</text:p>
        </text:list-item>
      </text:list>
      <text:p text:style-name="Horizontal_20_Line"/>
      <text:h text:style-name="Heading_20_2" text:outline-level="2">🧩 Slightly Unique / Fun Concepts</text:h>
      <text:h text:style-name="Heading_20_3" text:outline-level="3">16. <text:span text:style-name="Strong_20_Emphasis">“Don’t Click the Button” Game</text:span></text:h>
      <text:list text:style-name="L16">
        <text:list-item>
          <text:p text:style-name="P16">Button moves or shrinks when hovered</text:p>
        </text:list-item>
        <text:list-item>
          <text:p text:style-name="P16">Add funny messages<text:line-break/>👉 Simple but addictive</text:p>
        </text:list-item>
      </text:list>
      <text:p text:style-name="Horizontal_20_Line"/>
      <text:h text:style-name="Heading_20_3" text:outline-level="3">17. <text:span text:style-name="Strong_20_Emphasis">Gravity Ball Simulation</text:span></text:h>
      <text:list text:style-name="L17">
        <text:list-item>
          <text:p text:style-name="P17">Balls fall and bounce<text:line-break/>👉 Use basic physics (velocity, gravity)</text:p>
        </text:list-item>
      </text:list>
      <text:p text:style-name="Horizontal_20_Line"/>
      <text:h text:style-name="Heading_20_3" text:outline-level="3">18. <text:span text:style-name="Strong_20_Emphasis">Color Prediction Game</text:span></text:h>
      <text:list text:style-name="L18">
        <text:list-item>
          <text:p text:style-name="P18">Guess which color will appear next</text:p>
        </text:list-item>
        <text:list-item>
          <text:p text:style-name="P18">Add streak rewards<text:line-break/>👉 Simple randomness + UI</text:p>
        </text:list-item>
      </text:list>
      <text:p text:style-name="Horizontal_20_Line"/>
      <text:h text:style-name="Heading_20_3" text:outline-level="3">19. <text:span text:style-name="Strong_20_Emphasis">Emoji Catcher Game</text:span></text:h>
      <text:list text:style-name="L19">
        <text:list-item>
          <text:p text:style-name="P19">Emojis fall from top</text:p>
        </text:list-item>
        <text:list-item>
          <text:p text:style-name="P19"><text:soft-page-break/>Catch good ones, avoid bad ones<text:line-break/>👉 Great beginner arcade logic</text:p>
        </text:list-item>
      </text:list>
      <text:p text:style-name="Horizontal_20_Line"/>
      <text:h text:style-name="Heading_20_3" text:outline-level="3">20. <text:span text:style-name="Strong_20_Emphasis">Time-Based Escape Game</text:span></text:h>
      <text:list text:style-name="L20">
        <text:list-item>
          <text:p text:style-name="P20">Solve small puzzles before timer ends<text:line-break/>👉 Combines multiple mechanics</text:p>
        </text:list-item>
      </text:list>
      <text:p text:style-name="Horizontal_20_Line"/>
      <text:h text:style-name="Heading_20_2" text:outline-level="2">🔥 Bonus Ideas (Stand Out Projects)</text:h>
      <text:list text:style-name="L21">
        <text:list-item>
          <text:p text:style-name="P21"><text:span text:style-name="Strong_20_Emphasis">Mini Portfolio Game</text:span> → user “plays” through your projects</text:p>
        </text:list-item>
        <text:list-item>
          <text:p text:style-name="P21"><text:span text:style-name="Strong_20_Emphasis">Dark Mode Theme Generator</text:span> → customize UI colors live</text:p>
        </text:list-item>
        <text:list-item>
          <text:p text:style-name="P21"><text:span text:style-name="Strong_20_Emphasis">Fake Hacker Terminal</text:span> → typing animations + commands</text:p>
        </text:list-item>
        <text:list-item>
          <text:p text:style-name="P21"><text:span text:style-name="Strong_20_Emphasis">AI Mood Generator (no real AI)</text:span> → random responses feel smar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9T10:45:44.814196482</meta:creation-date>
    <dc:date>2026-03-19T11:03:39.791098533</dc:date>
    <meta:editing-duration>PT7M33S</meta:editing-duration>
    <meta:editing-cycles>1</meta:editing-cycles>
    <meta:document-statistic meta:table-count="0" meta:image-count="0" meta:object-count="0" meta:page-count="4" meta:paragraph-count="66" meta:word-count="496" meta:character-count="2718" meta:non-whitespace-character-count="2330"/>
    <meta:generator>LibreOffice/25.2.7.2$Linux_X86_64 LibreOffice_project/520$Build-2</meta:generator>
  </office:meta>
</office:document-meta>
</file>